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2" style:family="paragraph" style:parent-style-name="Heading_20_2">
      <style:paragraph-properties fo:margin-top="0cm" fo:margin-bottom="0cm" style:contextual-spacing="false" fo:text-align="center" style:justify-single-word="false"/>
      <style:text-properties fo:color="#3465a4" loext:opacity="100%" fo:font-size="15pt" style:font-size-asian="15pt" style:font-size-complex="15pt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rsid="0010a72e" officeooo:paragraph-rsid="0010a72e"/>
    </style:style>
    <style:style style:name="P5" style:family="paragraph" style:parent-style-name="Standard">
      <style:paragraph-properties fo:text-align="center" style:justify-single-word="false"/>
      <style:text-properties fo:language="es" fo:country="ES" officeooo:rsid="00125745" officeooo:paragraph-rsid="00125745"/>
    </style:style>
    <style:style style:name="P6" style:family="paragraph" style:parent-style-name="Standard">
      <style:text-properties fo:font-size="8pt" fo:language="es" fo:country="ES" style:font-size-asian="7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geniería del Software Avanzada</text:h>
      <text:p text:style-name="P6"/>
      <text:h text:style-name="P2" text:outline-level="2">Práctica 1 Patrones de Diseño</text:h>
      <text:p text:style-name="Standard"/>
      <text:p text:style-name="P5">David Ramírez Arco</text:p>
      <text:p text:style-name="P3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5T09:37:50.119000000</dc:date>
    <meta:editing-duration>PT1M46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12" meta:character-count="79" meta:non-whitespace-character-count="70"/>
  </office:meta>
</office:document-meta>
</file>